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c55fe" officeooo:paragraph-rsid="000c55fe"/>
    </style:style>
    <style:style style:name="P2" style:family="paragraph" style:parent-style-name="Header">
      <style:text-properties officeooo:rsid="000fdf3d" officeooo:paragraph-rsid="000fdf3d"/>
    </style:style>
    <style:style style:name="P3" style:family="paragraph" style:parent-style-name="Standard">
      <style:text-properties officeooo:rsid="0069ac98" officeooo:paragraph-rsid="0069ac98"/>
    </style:style>
    <style:style style:name="P4" style:family="paragraph" style:parent-style-name="Standard">
      <style:text-properties officeooo:rsid="006f7074" officeooo:paragraph-rsid="006f7074"/>
    </style:style>
    <style:style style:name="P5" style:family="paragraph" style:parent-style-name="Standard">
      <style:text-properties officeooo:rsid="00713fa2" officeooo:paragraph-rsid="00713fa2"/>
    </style:style>
    <style:style style:name="P6" style:family="paragraph" style:parent-style-name="Standard">
      <style:text-properties officeooo:rsid="00726a1c" officeooo:paragraph-rsid="00726a1c"/>
    </style:style>
    <style:style style:name="P7" style:family="paragraph" style:parent-style-name="Standard">
      <style:text-properties officeooo:rsid="0076112c" officeooo:paragraph-rsid="0076112c"/>
    </style:style>
    <style:style style:name="P8" style:family="paragraph" style:parent-style-name="Standard">
      <style:text-properties officeooo:rsid="007a6e05" officeooo:paragraph-rsid="007a6e05"/>
    </style:style>
    <style:style style:name="P9" style:family="paragraph" style:parent-style-name="Standard">
      <style:text-properties officeooo:rsid="0082ec4b" officeooo:paragraph-rsid="0082ec4b"/>
    </style:style>
    <style:style style:name="P10" style:family="paragraph" style:parent-style-name="Standard">
      <style:text-properties officeooo:rsid="00883475" officeooo:paragraph-rsid="00883475"/>
    </style:style>
    <style:style style:name="P11" style:family="paragraph" style:parent-style-name="Standard">
      <style:paragraph-properties fo:break-before="page"/>
      <style:text-properties officeooo:rsid="00791c74" officeooo:paragraph-rsid="00791c74"/>
    </style:style>
    <style:style style:name="P12" style:family="paragraph" style:parent-style-name="Heading_20_3">
      <style:text-properties officeooo:rsid="0069ac98" officeooo:paragraph-rsid="0069ac98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paragraph-properties fo:margin-top="0in" fo:margin-bottom="0in" loext:contextual-spacing="false"/>
    </style:style>
    <style:style style:name="P15" style:family="paragraph" style:parent-style-name="Standard" style:list-style-name="L2">
      <style:text-properties officeooo:rsid="00708701" officeooo:paragraph-rsid="00708701"/>
    </style:style>
    <style:style style:name="P16" style:family="paragraph" style:parent-style-name="Standard" style:list-style-name="L2">
      <style:text-properties officeooo:rsid="00710745" officeooo:paragraph-rsid="00710745"/>
    </style:style>
    <style:style style:name="P17" style:family="paragraph" style:parent-style-name="Standard" style:list-style-name="L2">
      <style:text-properties officeooo:rsid="00713fa2" officeooo:paragraph-rsid="00713fa2"/>
    </style:style>
    <style:style style:name="P18" style:family="paragraph" style:parent-style-name="Standard">
      <style:text-properties fo:font-style="normal" officeooo:rsid="007454be" officeooo:paragraph-rsid="00726a1c" style:font-style-asian="normal" style:font-style-complex="normal"/>
    </style:style>
    <style:style style:name="P19" style:family="paragraph" style:parent-style-name="Standard">
      <style:text-properties fo:font-style="normal" officeooo:rsid="00791c74" officeooo:paragraph-rsid="00791c74" style:font-style-asian="normal" style:font-style-complex="normal"/>
    </style:style>
    <style:style style:name="P20" style:family="paragraph" style:parent-style-name="Standard">
      <style:text-properties fo:font-style="normal" officeooo:rsid="00806f8b" officeooo:paragraph-rsid="007a6e05" style:font-style-asian="normal" style:font-style-complex="normal"/>
    </style:style>
    <style:style style:name="P21" style:family="paragraph" style:parent-style-name="Standard">
      <style:text-properties fo:font-style="normal" officeooo:rsid="0081cbf4" officeooo:paragraph-rsid="0081cbf4" style:font-style-asian="normal" style:font-style-complex="normal"/>
    </style:style>
    <style:style style:name="P22" style:family="paragraph" style:parent-style-name="Standard">
      <style:text-properties fo:font-style="normal" officeooo:rsid="0082ec4b" officeooo:paragraph-rsid="0082ec4b" style:font-style-asian="normal" style:font-style-complex="normal"/>
    </style:style>
    <style:style style:name="P23" style:family="paragraph" style:parent-style-name="Standard">
      <style:text-properties fo:font-style="normal" officeooo:rsid="0085b8ff" officeooo:paragraph-rsid="0087b61d" style:font-style-asian="normal" style:font-style-complex="normal"/>
    </style:style>
    <style:style style:name="P24" style:family="paragraph" style:parent-style-name="Standard">
      <style:text-properties fo:font-style="normal" officeooo:rsid="00883475" officeooo:paragraph-rsid="00883475" style:font-style-asian="normal" style:font-style-complex="normal"/>
    </style:style>
    <style:style style:name="P25" style:family="paragraph" style:parent-style-name="Standard">
      <style:text-properties fo:font-style="normal" officeooo:rsid="00884084" officeooo:paragraph-rsid="00883475" style:font-style-asian="normal" style:font-style-complex="normal"/>
    </style:style>
    <style:style style:name="P26" style:family="paragraph" style:parent-style-name="Standard">
      <style:text-properties fo:font-style="normal" officeooo:rsid="008a67a3" officeooo:paragraph-rsid="008a67a3" style:font-style-asian="normal" style:font-style-complex="normal"/>
    </style:style>
    <style:style style:name="P27" style:family="paragraph" style:parent-style-name="Standard" style:list-style-name="L3">
      <style:text-properties fo:font-style="normal" officeooo:rsid="008a67a3" officeooo:paragraph-rsid="008a67a3" style:font-style-asian="normal" style:font-style-complex="normal"/>
    </style:style>
    <style:style style:name="P28" style:family="paragraph" style:parent-style-name="Standard">
      <style:text-properties fo:font-style="normal" officeooo:rsid="008b65a6" officeooo:paragraph-rsid="008b65a6" style:font-style-asian="normal" style:font-style-complex="normal"/>
    </style:style>
    <style:style style:name="P29" style:family="paragraph" style:parent-style-name="Standard">
      <style:text-properties fo:font-style="normal" officeooo:rsid="008bd296" officeooo:paragraph-rsid="00883475" style:font-style-asian="normal" style:font-style-complex="normal"/>
    </style:style>
    <style:style style:name="P30" style:family="paragraph" style:parent-style-name="Standard">
      <style:text-properties fo:font-style="normal" officeooo:rsid="008d609e" officeooo:paragraph-rsid="008d609e" style:font-style-asian="normal" style:font-style-complex="normal"/>
    </style:style>
    <style:style style:name="T1" style:family="text">
      <style:text-properties officeooo:rsid="000f3f6f"/>
    </style:style>
    <style:style style:name="T2" style:family="text">
      <style:text-properties fo:font-style="italic" officeooo:rsid="007454b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5b3166" style:font-style-asian="normal" style:font-style-complex="normal"/>
    </style:style>
    <style:style style:name="T5" style:family="text">
      <style:text-properties fo:font-style="normal" officeooo:rsid="007454be" style:font-style-asian="normal" style:font-style-complex="normal"/>
    </style:style>
    <style:style style:name="T6" style:family="text">
      <style:text-properties fo:font-style="normal" officeooo:rsid="007bf6b7" style:font-style-asian="normal" style:font-style-complex="normal"/>
    </style:style>
    <style:style style:name="T7" style:family="text">
      <style:text-properties fo:font-style="normal" officeooo:rsid="007bf96c" style:font-style-asian="normal" style:font-style-complex="normal"/>
    </style:style>
    <style:style style:name="T8" style:family="text">
      <style:text-properties fo:font-style="normal" officeooo:rsid="007d25d9" style:font-style-asian="normal" style:font-style-complex="normal"/>
    </style:style>
    <style:style style:name="T9" style:family="text">
      <style:text-properties fo:font-style="normal" officeooo:rsid="00806f8b" style:font-style-asian="normal" style:font-style-complex="normal"/>
    </style:style>
    <style:style style:name="T10" style:family="text">
      <style:text-properties fo:font-style="normal" officeooo:rsid="0083df67" style:font-style-asian="normal" style:font-style-complex="normal"/>
    </style:style>
    <style:style style:name="T11" style:family="text">
      <style:text-properties fo:font-style="normal" officeooo:rsid="0085b8ff" style:font-style-asian="normal" style:font-style-complex="normal"/>
    </style:style>
    <style:style style:name="T12" style:family="text">
      <style:text-properties fo:font-style="normal" officeooo:rsid="008688ac" style:font-style-asian="normal" style:font-style-complex="normal"/>
    </style:style>
    <style:style style:name="T13" style:family="text">
      <style:text-properties fo:font-style="normal" officeooo:rsid="00874197" style:font-style-asian="normal" style:font-style-complex="normal"/>
    </style:style>
    <style:style style:name="T14" style:family="text">
      <style:text-properties fo:font-style="normal" officeooo:rsid="00884084" style:font-style-asian="normal" style:font-style-complex="normal"/>
    </style:style>
    <style:style style:name="T15" style:family="text">
      <style:text-properties officeooo:rsid="0070de54"/>
    </style:style>
    <style:style style:name="T16" style:family="text">
      <style:text-properties officeooo:rsid="00710745"/>
    </style:style>
    <style:style style:name="T17" style:family="text">
      <style:text-properties officeooo:rsid="007454b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positional Logic</text:p>
      <text:p text:style-name="P3"/>
      <text:p text:style-name="P3">Definitions</text:p>
      <text:p text:style-name="P3"/>
      <text:h text:style-name="P12" text:outline-level="3">Propositions</text:h>
      <text:p text:style-name="Text_20_body">A proposition in logical is a statement that is either true or false, and it cannot be both.</text:p>
      <text:p text:style-name="P3"/>
      <text:h text:style-name="P12" text:outline-level="3">Propositional Variables</text:h>
      <text:p text:style-name="Quotations">In mathematical logic, a propositional variable (also called a sentential variable or sentential letter) is a variable which can either be true or false. Propositional variables are the basic building-blocks of propositional formulas, used in propositional logic and higher logics.</text:p>
      <text:p text:style-name="P3"/>
      <text:h text:style-name="P12" text:outline-level="3"><text:bookmark text:name="user-content-logical-connectives"/>Logical Connectives</text:h>
      <text:p text:style-name="Text_20_body">We use symbols called <text:span text:style-name="Strong_20_Emphasis">logical connectives</text:span> to build a proposition...:</text:p>
      <text:list xml:id="list8558539245776452763" text:style-name="L1">
        <text:list-item>
          <text:p text:style-name="P14">¬ = NOT (Negation) </text:p>
          <text:list>
            <text:list-item>
              <text:p text:style-name="P14">Highest precedence </text:p>
            </text:list-item>
          </text:list>
        </text:list-item>
        <text:list-item>
          <text:p text:style-name="P14">∧ = AND (Conjugation) </text:p>
          <text:list>
            <text:list-item>
              <text:p text:style-name="P14">Second highest precedence </text:p>
            </text:list-item>
          </text:list>
        </text:list-item>
        <text:list-item>
          <text:p text:style-name="P14">∨ = OR (Compound) </text:p>
          <text:list>
            <text:list-item>
              <text:p text:style-name="P13">Third highest precedence </text:p>
            </text:list-item>
          </text:list>
        </text:list-item>
      </text:list>
      <text:p text:style-name="P3"/>
      <text:p text:style-name="P3"/>
      <text:p text:style-name="P4">Example, having some propositional variable represent a true/false (or yes/no) questio<text:span text:style-name="T15">n, similar to a boolean variable in programming… </text:span></text:p>
      <text:p text:style-name="P4"/>
      <text:list xml:id="list8035894615788844324" text:style-name="L2">
        <text:list-item>
          <text:p text:style-name="P15">p: <text:span text:style-name="T16">Is x &gt; 10?</text:span></text:p>
        </text:list-item>
        <text:list-item>
          <text:p text:style-name="P16">q: Is x &lt; 100?</text:p>
        </text:list-item>
        <text:list-item>
          <text:p text:style-name="P17">r: Is password more than 6 characters?</text:p>
        </text:list-item>
      </text:list>
      <text:p text:style-name="P5"/>
      <text:p text:style-name="P6">Given a boolean, each of these have only two states: True or False. But, if we combine them with ANDs and ORs, the amount of resulting states from the combination is <draw:frame draw:style-name="fr1" draw:name="Object1" text:anchor-type="as-char" svg:y="-0.172in" svg:width="0.2146in" svg:height="0.2075in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17">where </text:span><text:span text:style-name="T2">n</text:span><text:span text:style-name="T5"> is the amount of propositional variables in the statement.</text:span></text:p>
      <text:p text:style-name="P18"/>
      <text:p text:style-name="P7"><text:span text:style-name="T5">I</text:span><text:span text:style-name="T3">f ( x &gt; 10 &amp;&amp; x &lt; 100 )<text:tab/><text:tab/>=<text:tab/><text:tab/></text:span><text:span text:style-name="T3"><draw:frame draw:style-name="fr1" draw:name="Object2" text:anchor-type="as-char" svg:y="-0.1484in" svg:width="0.5311in" svg:height="0.1902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1"><text:span text:style-name="T4">E</text:span><text:span text:style-name="T3">xamples:</text:span></text:p>
      <text:p text:style-name="P19"/>
      <text:p text:style-name="P8"><text:span text:style-name="T3"><text:tab/>a. </text:span><text:span text:style-name="T6">Create a variable for “class is full”, create a variable for “</text:span><text:span text:style-name="T7">prerequisites are met”, write out different combinations and what they translate to</text:span><text:span text:style-name="T8">, using AND and OR </text:span><text:span text:style-name="T9">and NOT.</text:span></text:p>
      <text:p text:style-name="P20"/>
      <text:p text:style-name="P20"/>
      <text:p text:style-name="P21">Diagramming it out with a truth table… </text:p>
      <text:p text:style-name="P21"/>
      <text:p text:style-name="P22">Examples:</text:p>
      <text:p text:style-name="P22"/>
      <text:p text:style-name="P9"><text:span text:style-name="T3"><text:tab/></text:span><text:span text:style-name="T10">b. </text:span><text:span text:style-name="T10"><draw:frame draw:style-name="fr1" draw:name="Object4" text:anchor-type="as-char" svg:y="-0.1484in" svg:width="0.6398in" svg:height="0.190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9"><text:span text:style-name="T10"><text:tab/></text:span><text:span text:style-name="T12">c. </text:span><text:span text:style-name="T10"><draw:frame draw:style-name="fr1" draw:name="Object5" text:anchor-type="as-char" svg:y="-0.1484in" svg:width="0.5134in" svg:height="0.1846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9"><text:span text:style-name="T10"><text:tab/></text:span><text:span text:style-name="T13">d.</text:span><text:span text:style-name="T11"> </text:span><text:span text:style-name="T11"><draw:frame draw:style-name="fr1" draw:name="Object3" text:anchor-type="as-char" svg:y="-0.1484in" svg:width="1.211in" svg:height="0.190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23"><text:tab/></text:p>
      <text:p text:style-name="P30">Otherwise, maybe diagram “p or q, but not both”.</text:p>
      <text:p text:style-name="P23"/>
      <text:p text:style-name="P10"><text:span text:style-name="T11">M</text:span><text:span text:style-name="T3">ultiple variables… when is the result true? False?</text:span></text:p>
      <text:p text:style-name="P24"/>
      <text:p text:style-name="P10"><text:span text:style-name="T3"><text:tab/></text:span><text:span text:style-name="T14">e. </text:span><text:span text:style-name="T14"><draw:frame draw:style-name="fr1" draw:name="Object6" text:anchor-type="as-char" svg:y="-0.1484in" svg:width="0.6126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0"><text:span text:style-name="T14"><text:tab/>f. </text:span><text:span text:style-name="T14"><draw:frame draw:style-name="fr1" draw:name="Object7" text:anchor-type="as-char" svg:y="-0.1484in" svg:width="0.6134in" svg:height="0.1846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29"/>
      <text:p text:style-name="P25"/>
      <text:h text:style-name="Heading_20_1" text:outline-level="1">Negation</text:h>
      <text:list xml:id="list561710142174210693" text:style-name="L3">
        <text:list-item>
          <text:p text:style-name="P27"><draw:frame draw:style-name="fr2" draw:name="Object8" text:anchor-type="as-char" svg:y="-0.1484in" svg:width="1.298in" svg:height="0.1902in" draw:z-index="7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27"><draw:frame draw:style-name="fr2" draw:name="Object9" text:anchor-type="as-char" svg:y="-0.1484in" svg:width="1.3008in" svg:height="0.1909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</text:list-item>
      </text:list>
      <text:p text:style-name="P26"/>
      <text:p text:style-name="P28">Prove via truth table, showing logical equivale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55fe" officeooo:paragraph-rsid="000c55fe"/>
    </style:style>
    <style:style style:name="MP2" style:family="paragraph" style:parent-style-name="Header">
      <style:text-properties officeooo:rsid="000fdf3d" officeooo:paragraph-rsid="000fdf3d"/>
    </style:style>
    <style:style style:name="MT1" style:family="text">
      <style:text-properties officeooo:rsid="000f3f6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Lecture Notes 1.3</text:span><text:tab/><text:tab/>Page <text:page-number text:select-page="current">1</text:page-number> of <text:page-count>2</text:page-count></text:p>
        <text:p text:style-name="MP2">CS 210<text:tab/>Spring 201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4:07:13.120000000</meta:creation-date>
    <dc:title>Assignment_Document</dc:title>
    <meta:editing-duration>PT1H48M22S</meta:editing-duration>
    <meta:editing-cycles>125</meta:editing-cycles>
    <meta:generator>LibreOffice/5.2.0.4$Windows_x86 LibreOffice_project/066b007f5ebcc236395c7d282ba488bca6720265</meta:generator>
    <dc:date>2017-01-24T16:15:18.204000000</dc:date>
    <meta:document-statistic meta:table-count="0" meta:image-count="0" meta:object-count="9" meta:page-count="2" meta:paragraph-count="38" meta:word-count="276" meta:character-count="1588" meta:non-whitespace-character-count="1334"/>
    <meta:template xlink:type="simple" xlink:actuate="onRequest" xlink:title="Assignment_Document" xlink:href="../../../../../Apps/LibreOfficePortable/Data/settings/user/template/Assignment_Document.ott" meta:date="2017-01-17T14:07:12.931000000"/>
  </office:meta>
</office:document-meta>
</file>

<file path=Object 1/content.xml><?xml version="1.0" encoding="utf-8"?>
<math xmlns="http://www.w3.org/1998/Math/MathML" display="block">
  <semantics>
    <msup>
      <mn>2</mn>
      <mi>n</mi>
    </msup>
    <annotation encoding="StarMath 5.0">2^n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i>p</mi>
          <mo stretchy="false">∧</mo>
          <mi>q</mi>
        </mrow>
      </mrow>
      <mo fence="true" stretchy="false">)</mo>
    </mrow>
    <annotation encoding="StarMath 5.0">( p and q )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i>p</mi>
            <mo stretchy="false">∧</mo>
            <mi>q</mi>
          </mrow>
        </mrow>
        <mo fence="true" stretchy="false">)</mo>
      </mrow>
      <mo stretchy="false">∨</mo>
      <mrow>
        <mo fence="true" stretchy="false">(</mo>
        <mrow>
          <mrow>
            <mi>p</mi>
            <mo stretchy="false">∧</mo>
            <mrow>
              <mo stretchy="false">¬</mo>
              <mi>q</mi>
            </mrow>
          </mrow>
        </mrow>
        <mo fence="true" stretchy="false">)</mo>
      </mrow>
    </mrow>
    <annotation encoding="StarMath 5.0">( p and q ) or ( p and neg q )</annotation>
  </semantics>
</math>
</file>

<file path=Object 4/content.xml><?xml version="1.0" encoding="utf-8"?>
<math xmlns="http://www.w3.org/1998/Math/MathML" display="block">
  <semantics>
    <mrow>
      <mo fence="true" stretchy="false">(</mo>
      <mrow>
        <mrow>
          <mi>p</mi>
          <mo stretchy="false">∧</mo>
          <mrow>
            <mo stretchy="false">¬</mo>
            <mi>q</mi>
          </mrow>
        </mrow>
      </mrow>
      <mo fence="true" stretchy="false">)</mo>
    </mrow>
    <annotation encoding="StarMath 5.0">(p and neg q)</annotation>
  </semantics>
</math>
</file>

<file path=Object 5/content.xml><?xml version="1.0" encoding="utf-8"?>
<math xmlns="http://www.w3.org/1998/Math/MathML" display="block">
  <semantics>
    <mrow>
      <mi>p</mi>
      <mo stretchy="false">∨</mo>
      <mrow>
        <mo stretchy="false">¬</mo>
        <mi>q</mi>
      </mrow>
    </mrow>
    <annotation encoding="StarMath 5.0">p or neg q</annotation>
  </semantics>
</math>
</file>

<file path=Object 6/content.xml><?xml version="1.0" encoding="utf-8"?>
<math xmlns="http://www.w3.org/1998/Math/MathML" display="block">
  <semantics>
    <mrow>
      <mi>p</mi>
      <mo stretchy="false">∧</mo>
      <mi>q</mi>
      <mo stretchy="false">∧</mo>
      <mi>r</mi>
    </mrow>
    <annotation encoding="StarMath 5.0">p and q and r</annotation>
  </semantics>
</math>
</file>

<file path=Object 7/content.xml><?xml version="1.0" encoding="utf-8"?>
<math xmlns="http://www.w3.org/1998/Math/MathML" display="block">
  <semantics>
    <mrow>
      <mi>p</mi>
      <mo stretchy="false">∨</mo>
      <mi>q</mi>
      <mo stretchy="false">∨</mo>
      <mi>r</mi>
    </mrow>
    <annotation encoding="StarMath 5.0">p or q or r</annotation>
  </semantics>
</math>
</file>

<file path=Object 8/content.xml><?xml version="1.0" encoding="utf-8"?>
<math xmlns="http://www.w3.org/1998/Math/MathML" display="block">
  <semantics>
    <mrow>
      <mrow>
        <mo stretchy="false">¬</mo>
        <mrow>
          <mo fence="true" stretchy="false">(</mo>
          <mrow>
            <mrow>
              <mi>p</mi>
              <mo stretchy="false">∧</mo>
              <mi>q</mi>
            </mrow>
          </mrow>
          <mo fence="true" stretchy="false">)</mo>
        </mrow>
      </mrow>
      <mo stretchy="false">≡</mo>
      <mrow>
        <mrow>
          <mo stretchy="false">¬</mo>
          <mi>p</mi>
        </mrow>
        <mo stretchy="false">∨</mo>
        <mrow>
          <mo stretchy="false">¬</mo>
          <mi>q</mi>
        </mrow>
      </mrow>
    </mrow>
    <annotation encoding="StarMath 5.0">neg ( p and q ) equiv neg p or neg q</annotation>
  </semantics>
</math>
</file>

<file path=Object 9/content.xml><?xml version="1.0" encoding="utf-8"?>
<math xmlns="http://www.w3.org/1998/Math/MathML" display="block">
  <semantics>
    <mrow>
      <mrow>
        <mo stretchy="false">¬</mo>
        <mrow>
          <mo fence="true" stretchy="false">(</mo>
          <mrow>
            <mrow>
              <mi>p</mi>
              <mo stretchy="false">∨</mo>
              <mi>q</mi>
            </mrow>
          </mrow>
          <mo fence="true" stretchy="false">)</mo>
        </mrow>
      </mrow>
      <mo stretchy="false">≡</mo>
      <mrow>
        <mrow>
          <mo stretchy="false">¬</mo>
          <mi>p</mi>
        </mrow>
        <mo stretchy="false">∧</mo>
        <mrow>
          <mo stretchy="false">¬</mo>
          <mi>q</mi>
        </mrow>
      </mrow>
    </mrow>
    <annotation encoding="StarMath 5.0">neg ( p or q ) equiv neg p and neg q</annotation>
  </semantics>
</math>
</file>